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table:number-columns-repeated="16383"/>
        </table:table-row>
        <table:table-row table:style-name="ro2" table:number-rows-repeated="104850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00/00/00</text:date>, <text:time style:data-style-name="N2" text:time-value="14:47:26.36182157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02T14:49:51.468021935</dc:date>
    <meta:editing-duration>PT9H26M18S</meta:editing-duration>
    <meta:editing-cycles>146</meta:editing-cycles>
    <meta:document-statistic meta:table-count="1" meta:cell-count="281" meta:object-count="0"/>
  </office:meta>
</office:document-meta>
</file>